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1" svg:font-family="Helvetica, arial, freesans, clean, sans-serif, 'Segoe UI Emoji', 'Segoe UI Symbol'"/>
    <style:font-face style:name="Helvetica" svg:font-family="Helvetica, 'microsoft yahei'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AR PL UMing CN" svg:font-family="'AR PL UMing CN'" style:font-family-generic="roman" style:font-pitch="variable"/>
    <style:font-face style:name="AR PL UKai CN" svg:font-family="'AR PL UKai CN'" style:font-family-generic="swiss" style:font-pitch="variable"/>
    <style:font-face style:name="Courier 10 Pitch" svg:font-family="'Courier 10 Pitch'" style:font-family-generic="swiss" style:font-pitch="variable"/>
    <style:font-face style:name="DejaVu Sans" svg:font-family="'DejaVu Sans'" style:font-family-generic="swiss" style:font-pitch="variable"/>
    <style:font-face style:name="Garuda" svg:font-family="Garuda" style:font-family-generic="swiss" style:font-pitch="variable"/>
    <style:font-face style:name="LKLUG" svg:font-family="LKLUG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4e443c" style:font-name="LKLUG" fo:font-size="10.5pt" fo:letter-spacing="normal" fo:font-weight="bold" style:font-name-asian="LKLUG" style:font-size-asian="10.5pt" style:font-style-asian="normal" style:font-weight-asian="bold" style:font-size-complex="10.5pt" style:font-weight-complex="bold"/>
    </style:style>
    <style:style style:name="P2" style:family="paragraph" style:parent-style-name="Standard">
      <style:paragraph-properties fo:line-height="150%"/>
      <style:text-properties fo:font-variant="normal" fo:text-transform="none" fo:color="#4e443c" style:font-name="LKLUG" fo:font-size="10.5pt" fo:letter-spacing="normal" officeooo:paragraph-rsid="00164901" style:font-name-asian="LKLUG" style:font-size-asian="10.5pt" style:font-style-asian="normal" style:font-weight-asian="normal" style:font-size-complex="10.5pt"/>
    </style:style>
    <style:style style:name="P3" style:family="paragraph" style:parent-style-name="Standard">
      <style:paragraph-properties fo:line-height="150%"/>
      <style:text-properties fo:font-variant="normal" fo:text-transform="none" fo:color="#4e443c" style:font-name="LKLUG" fo:font-size="10.5pt" fo:letter-spacing="normal" fo:font-style="normal" fo:font-weight="bold" style:font-name-asian="LKLUG" style:font-size-asian="10.5pt" style:font-style-asian="normal" style:font-weight-asian="bold" style:font-size-complex="10.5pt" style:font-weight-complex="bold"/>
    </style:style>
    <style:style style:name="P4" style:family="paragraph" style:parent-style-name="Standard">
      <style:paragraph-properties fo:line-height="150%"/>
      <style:text-properties fo:font-variant="normal" fo:text-transform="none" fo:color="#4e443c" style:font-name="LKLUG" fo:font-size="10.5pt" fo:letter-spacing="normal" fo:font-style="normal" fo:font-weight="bold" officeooo:paragraph-rsid="00175dfd" style:font-name-asian="LKLUG" style:font-size-asian="10.5pt" style:font-style-asian="normal" style:font-weight-asian="bold" style:font-size-complex="10.5pt" style:font-weight-complex="bold"/>
    </style:style>
    <style:style style:name="P5" style:family="paragraph" style:parent-style-name="Standard">
      <style:paragraph-properties fo:line-height="150%"/>
      <style:text-properties fo:font-variant="normal" fo:text-transform="none" fo:color="#4e443c" style:font-name="LKLUG" fo:font-size="10.5pt" fo:letter-spacing="normal" fo:font-style="normal" fo:font-weight="bold" officeooo:paragraph-rsid="00175dfd" style:font-name-asian="LKLUG" style:font-size-asian="10.5pt" style:font-style-asian="normal" style:font-weight-asian="normal" style:font-size-complex="10.5pt" style:font-weight-complex="bold"/>
    </style:style>
    <style:style style:name="P6" style:family="paragraph" style:parent-style-name="Standard">
      <style:paragraph-properties fo:line-height="150%"/>
      <style:text-properties style:font-name="LKLUG" fo:font-size="10.5pt" fo:font-weight="bold" style:font-name-asian="LKLUG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line-height="150%"/>
      <style:text-properties style:font-name="LKLUG" fo:font-size="10.5pt" style:font-name-asian="LKLUG" style:font-size-asian="10.5pt" style:font-size-complex="10.5pt"/>
    </style:style>
    <style:style style:name="P8" style:family="paragraph" style:parent-style-name="Standard">
      <style:paragraph-properties fo:line-height="150%"/>
      <style:text-properties style:font-name="LKLUG" fo:font-size="10.5pt" officeooo:paragraph-rsid="00164901" style:font-name-asian="LKLUG" style:font-size-asian="10.5pt" style:font-size-complex="10.5pt"/>
    </style:style>
    <style:style style:name="P9" style:family="paragraph" style:parent-style-name="Standard">
      <style:paragraph-properties fo:line-height="150%"/>
      <style:text-properties style:font-name="LKLUG" fo:font-size="10.5pt" officeooo:paragraph-rsid="00175dfd" style:font-name-asian="LKLUG" style:font-size-asian="10.5pt" style:font-size-complex="10.5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font-name="LKLUG" fo:font-size="10.5pt" fo:letter-spacing="normal" fo:font-style="normal" fo:font-weight="bold" style:font-name-asian="LKLUG" style:font-size-asian="10.5pt" style:font-style-asian="normal" style:font-weight-asian="bold" style:font-size-complex="10.5pt" style:font-weight-complex="bold"/>
    </style:style>
    <style:style style:name="P12" style:family="paragraph" style:parent-style-name="Text_20_body">
      <style:paragraph-properties fo:line-height="150%"/>
      <style:text-properties style:font-name="LKLUG" fo:font-size="10.5pt" style:font-name-asian="LKLUG" style:font-size-asian="10.5pt" style:font-size-complex="10.5pt"/>
    </style:style>
    <style:style style:name="P13" style:family="paragraph" style:parent-style-name="Text_20_body">
      <style:paragraph-properties fo:margin-left="0cm" fo:margin-right="0cm" fo:margin-top="0.106cm" fo:margin-bottom="0.106cm" style:contextual-spacing="false" fo:line-height="150%" fo:text-indent="0cm" style:auto-text-indent="false" fo:padding="0cm" fo:border="none"/>
      <style:text-properties fo:font-variant="normal" fo:text-transform="none" fo:color="#000000" style:font-name="LKLUG" fo:font-size="10.5pt" fo:letter-spacing="normal" style:font-name-asian="LKLUG" style:font-size-asian="10.5pt" style:font-size-complex="10.5pt"/>
    </style:style>
    <style:style style:name="P14" style:family="paragraph" style:parent-style-name="Text_20_body">
      <style:paragraph-properties fo:margin-left="0cm" fo:margin-right="0cm" fo:margin-top="0.106cm" fo:margin-bottom="0.106cm" style:contextual-spacing="false" fo:line-height="150%" fo:text-indent="0cm" style:auto-text-indent="false" fo:padding="0cm" fo:border="none"/>
      <style:text-properties fo:font-variant="normal" fo:text-transform="none" fo:color="#000000" style:font-name="LKLUG" fo:font-size="10.5pt" fo:letter-spacing="normal" officeooo:paragraph-rsid="0019c605" style:font-name-asian="LKLUG" style:font-size-asian="10.5pt" style:font-size-complex="10.5pt"/>
    </style:style>
    <style:style style:name="P15" style:family="paragraph" style:parent-style-name="Text_20_body">
      <style:paragraph-properties fo:margin-left="0cm" fo:margin-right="0cm" fo:margin-top="0.106cm" fo:margin-bottom="0.106cm" style:contextual-spacing="false" fo:line-height="150%" fo:text-indent="0cm" style:auto-text-indent="false" fo:padding="0cm" fo:border="none"/>
      <style:text-properties fo:font-variant="normal" fo:text-transform="none" fo:color="#000000" style:font-name="LKLUG" fo:font-size="10.5pt" fo:letter-spacing="normal" style:font-name-asian="LKLUG" style:font-size-asian="10.5pt" style:font-style-asian="normal" style:font-weight-asian="normal" style:font-size-complex="10.5pt"/>
    </style:style>
    <style:style style:name="P16" style:family="paragraph" style:parent-style-name="Text_20_body">
      <style:paragraph-properties fo:margin-left="0cm" fo:margin-right="0cm" fo:margin-top="0.106cm" fo:margin-bottom="0.106cm" style:contextual-spacing="false" fo:line-height="150%" fo:text-indent="0cm" style:auto-text-indent="false" fo:padding="0cm" fo:border="none"/>
      <style:text-properties fo:font-variant="normal" fo:text-transform="none" fo:color="#000000" style:font-name="LKLUG" fo:font-size="10.5pt" fo:letter-spacing="normal" style:font-name-asian="LKLUG" style:font-size-asian="10.5pt" style:font-style-asian="normal" style:font-weight-asian="bold" style:font-size-complex="10.5pt"/>
    </style:style>
    <style:style style:name="P17" style:family="paragraph" style:parent-style-name="Text_20_body">
      <style:paragraph-properties fo:margin-left="0cm" fo:margin-right="0cm" fo:margin-top="0.106cm" fo:margin-bottom="0.106cm" style:contextual-spacing="false" fo:line-height="150%" fo:text-indent="0cm" style:auto-text-indent="false" fo:padding="0cm" fo:border="none"/>
      <style:text-properties fo:font-variant="normal" fo:text-transform="none" fo:color="#000000" style:font-name="LKLUG" fo:font-size="10.5pt" fo:letter-spacing="normal" fo:font-style="normal" fo:font-weight="normal" style:font-name-asian="LKLUG" style:font-size-asian="10.5pt" style:font-size-complex="10.5pt"/>
    </style:style>
    <style:style style:name="P18" style:family="paragraph" style:parent-style-name="Text_20_body">
      <style:paragraph-properties fo:margin-left="0cm" fo:margin-right="0cm" fo:margin-top="0.106cm" fo:margin-bottom="0.106cm" style:contextual-spacing="false" fo:line-height="150%" fo:text-indent="0cm" style:auto-text-indent="false" fo:padding="0cm" fo:border="none"/>
      <style:text-properties style:font-name="LKLUG" fo:font-size="10.5pt" style:font-name-asian="LKLUG" style:font-size-asian="10.5pt" style:font-size-complex="10.5pt"/>
    </style:style>
    <style:style style:name="P19" style:family="paragraph" style:parent-style-name="Heading_20_3">
      <style:paragraph-properties fo:margin-left="0cm" fo:margin-right="0cm" fo:line-height="150%" fo:text-indent="0cm" style:auto-text-indent="false"/>
      <style:text-properties fo:font-variant="normal" fo:text-transform="none" fo:color="#000000" style:font-name="LKLUG" fo:font-size="10.5pt" fo:letter-spacing="normal" style:font-name-asian="LKLUG" style:font-size-asian="10.5pt" style:font-style-asian="normal" style:font-weight-asian="bold" style:font-size-complex="10.5pt"/>
    </style:style>
    <style:style style:name="T1" style:family="text">
      <style:text-properties fo:font-variant="normal" fo:text-transform="none" fo:color="#4e443c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4e443c" style:font-name="Helvetica" fo:font-size="10.5pt" fo:letter-spacing="normal" fo:font-style="normal" fo:font-weight="normal" style:font-name-asian="DejaVu Sans" style:font-size-asian="10.5pt" style:font-style-asian="normal" style:font-weight-asian="bold" style:font-weight-complex="bold"/>
    </style:style>
    <style:style style:name="T3" style:family="text">
      <style:text-properties fo:font-variant="normal" fo:text-transform="none" fo:color="#4e443c" style:font-name="Helvetica" fo:font-size="10.5pt" fo:letter-spacing="normal" fo:font-style="normal" fo:font-weight="normal" style:font-name-asian="DejaVu Sans" style:font-size-asian="10.5pt" style:font-style-asian="normal" style:font-weight-asian="bold" style:font-size-complex="10.5pt" style:font-weight-complex="bold"/>
    </style:style>
    <style:style style:name="T4" style:family="text">
      <style:text-properties fo:font-variant="normal" fo:text-transform="none" fo:color="#4e443c" style:font-name="Helvetica" fo:font-size="10.5pt" fo:letter-spacing="normal" fo:font-style="normal" fo:font-weight="normal" fo:background-color="#f8f8f8" style:font-size-asian="10.5pt" style:font-style-asian="normal" style:font-weight-asian="bold" style:font-weight-complex="bold"/>
    </style:style>
    <style:style style:name="T5" style:family="text">
      <style:text-properties fo:font-variant="normal" fo:text-transform="none" fo:color="#4e443c" style:font-name="Helvetica" fo:font-size="10.5pt" fo:letter-spacing="normal" fo:font-style="normal" fo:font-weight="normal" fo:background-color="#f8f8f8" style:font-size-asian="10.5pt" style:font-style-asian="normal" style:font-weight-asian="bold" style:font-size-complex="10.5pt" style:font-weight-complex="bold"/>
    </style:style>
    <style:style style:name="T6" style:family="text">
      <style:text-properties fo:font-variant="normal" fo:text-transform="none" fo:color="#4e443c" style:font-name="Helvetica" fo:font-size="10.5pt" fo:letter-spacing="normal" fo:font-style="normal" fo:font-weight="normal" fo:background-color="#f8f8f8" style:font-size-asian="10.5pt" style:font-style-asian="normal" style:font-weight-asian="normal" style:font-weight-complex="bold"/>
    </style:style>
    <style:style style:name="T7" style:family="text">
      <style:text-properties fo:font-variant="normal" fo:text-transform="none" fo:color="#4e443c" style:font-name="Helvetica" fo:font-size="10.5pt" fo:letter-spacing="normal" fo:font-style="normal" fo:font-weight="normal" fo:background-color="#f8f8f8" style:font-size-asian="10.5pt" style:font-style-asian="normal" style:font-weight-asian="normal" style:font-size-complex="10.5pt" style:font-weight-complex="bold"/>
    </style:style>
    <style:style style:name="T8" style:family="text">
      <style:text-properties fo:font-variant="normal" fo:text-transform="none" fo:color="#4e443c" style:font-name="Helvetica" fo:font-size="10.5pt" fo:letter-spacing="normal" fo:font-style="normal" fo:font-weight="normal" style:font-name-asian="Helvetica" style:font-size-asian="10.5pt" style:font-style-asian="normal" style:font-weight-asian="normal" style:font-weight-complex="bold"/>
    </style:style>
    <style:style style:name="T9" style:family="text">
      <style:text-properties fo:font-variant="normal" fo:text-transform="none" fo:color="#4e443c" style:font-name="Helvetica" fo:font-size="10.5pt" fo:letter-spacing="normal" fo:font-style="normal" fo:font-weight="normal" style:font-name-asian="Helvetica" style:font-size-asian="10.5pt" style:font-style-asian="normal" style:font-weight-asian="normal" style:font-size-complex="10.5pt" style:font-weight-complex="bold"/>
    </style:style>
    <style:style style:name="T10" style:family="text">
      <style:text-properties fo:font-variant="normal" fo:text-transform="none" fo:color="#4e443c" style:font-name="Helvetica" fo:font-size="10.5pt" fo:letter-spacing="normal" fo:font-style="normal" fo:font-weight="bold" style:font-name-asian="DejaVu Sans" style:font-size-asian="10.5pt" style:font-style-asian="normal" style:font-weight-asian="bold" style:font-weight-complex="bold"/>
    </style:style>
    <style:style style:name="T11" style:family="text">
      <style:text-properties fo:font-variant="normal" fo:text-transform="none" fo:color="#4e443c" style:font-name="Helvetica" fo:font-size="10.5pt" fo:letter-spacing="normal" fo:font-style="normal" fo:font-weight="bold" style:font-name-asian="DejaVu Sans" style:font-size-asian="10.5pt" style:font-style-asian="normal" style:font-weight-asian="bold" style:font-size-complex="10.5pt" style:font-weight-complex="bold"/>
    </style:style>
    <style:style style:name="T12" style:family="text">
      <style:text-properties fo:font-variant="normal" fo:text-transform="none" fo:color="#4e443c" style:font-name="Helvetica" fo:font-size="10.5pt" fo:letter-spacing="normal" fo:font-style="normal" fo:font-weight="bold" style:font-name-asian="Helvetica" style:font-size-asian="10.5pt" style:font-style-asian="normal" style:font-weight-asian="normal" style:font-weight-complex="bold"/>
    </style:style>
    <style:style style:name="T13" style:family="text">
      <style:text-properties fo:font-variant="normal" fo:text-transform="none" fo:color="#4e443c" style:font-name="Helvetica" fo:font-size="10.5pt" fo:letter-spacing="normal" fo:font-style="normal" fo:font-weight="bold" style:font-name-asian="Helvetica" style:font-size-asian="10.5pt" style:font-style-asian="normal" style:font-weight-asian="normal" style:font-size-complex="10.5pt" style:font-weight-complex="bold"/>
    </style:style>
    <style:style style:name="T14" style:family="text">
      <style:text-properties fo:font-variant="normal" fo:text-transform="none" fo:color="#4e443c" style:font-name="Helvetica" fo:font-size="10.5pt" fo:letter-spacing="normal" fo:font-style="normal" fo:font-weight="bold" style:font-name-asian="Helvetica" style:font-size-asian="10.5pt" style:font-style-asian="normal" style:font-weight-asian="bold" style:font-weight-complex="bold"/>
    </style:style>
    <style:style style:name="T15" style:family="text">
      <style:text-properties fo:font-variant="normal" fo:text-transform="none" fo:color="#4e443c" style:font-name="Helvetica" fo:font-size="10.5pt" fo:letter-spacing="normal" fo:font-style="normal" fo:font-weight="bold" fo:background-color="transparent" style:font-name-asian="Helvetica" style:font-size-asian="10.5pt" style:font-style-asian="normal" style:font-weight-asian="normal" style:font-weight-complex="bold"/>
    </style:style>
    <style:style style:name="T16" style:family="text">
      <style:text-properties fo:font-variant="normal" fo:text-transform="none" fo:color="#4e443c" style:font-name="Helvetica" fo:font-size="10.5pt" fo:letter-spacing="normal" fo:font-style="normal" fo:font-weight="bold" fo:background-color="transparent" style:font-name-asian="Helvetica" style:font-size-asian="10.5pt" style:font-style-asian="normal" style:font-weight-asian="normal" style:font-size-complex="10.5pt" style:font-weight-complex="bold"/>
    </style:style>
    <style:style style:name="T17" style:family="text">
      <style:text-properties fo:font-variant="normal" fo:text-transform="none" fo:color="#4e443c" style:font-name="Helvetica" fo:letter-spacing="normal" fo:font-style="normal" fo:font-weight="normal"/>
    </style:style>
    <style:style style:name="T18" style:family="text">
      <style:text-properties fo:font-variant="normal" fo:text-transform="none" fo:color="#4e443c" style:font-name="Helvetica" fo:letter-spacing="normal" fo:font-style="normal" fo:font-weight="normal" style:font-name-asian="DejaVu Sans" style:font-style-asian="normal" style:font-weight-asian="bold" style:font-weight-complex="bold"/>
    </style:style>
    <style:style style:name="T19" style:family="text">
      <style:text-properties fo:font-variant="normal" fo:text-transform="none" fo:color="#4e443c" style:font-name="Helvetica" fo:letter-spacing="normal" fo:font-style="normal" fo:font-weight="normal" fo:background-color="#f8f8f8" style:font-style-asian="normal" style:font-weight-asian="bold" style:font-weight-complex="bold"/>
    </style:style>
    <style:style style:name="T20" style:family="text">
      <style:text-properties fo:font-variant="normal" fo:text-transform="none" fo:color="#4e443c" style:font-name="Helvetica" fo:letter-spacing="normal" fo:font-style="normal" fo:font-weight="normal" fo:background-color="#f8f8f8" style:font-style-asian="normal" style:font-weight-asian="normal" style:font-weight-complex="bold"/>
    </style:style>
    <style:style style:name="T21" style:family="text">
      <style:text-properties fo:font-variant="normal" fo:text-transform="none" fo:color="#4e443c" style:font-name="Helvetica" fo:letter-spacing="normal" fo:font-style="normal" fo:font-weight="normal" style:font-name-asian="Helvetica" style:font-style-asian="normal" style:font-weight-asian="normal" style:font-weight-complex="bold"/>
    </style:style>
    <style:style style:name="T22" style:family="text">
      <style:text-properties fo:font-variant="normal" fo:text-transform="none" fo:color="#4e443c" style:font-name="Helvetica" fo:letter-spacing="normal" fo:font-style="normal" fo:font-weight="bold" style:font-name-asian="DejaVu Sans" style:font-style-asian="normal" style:font-weight-asian="bold" style:font-weight-complex="bold"/>
    </style:style>
    <style:style style:name="T23" style:family="text">
      <style:text-properties fo:font-variant="normal" fo:text-transform="none" fo:color="#4e443c" style:font-name="Helvetica" fo:letter-spacing="normal" fo:font-style="normal" fo:font-weight="bold" style:font-name-asian="Helvetica" style:font-style-asian="normal" style:font-weight-asian="normal" style:font-weight-complex="bold"/>
    </style:style>
    <style:style style:name="T24" style:family="text">
      <style:text-properties fo:font-variant="normal" fo:text-transform="none" fo:color="#4e443c" style:font-name="Helvetica" fo:letter-spacing="normal" fo:font-style="normal" fo:font-weight="bold" style:font-name-asian="Helvetica" style:font-style-asian="normal" style:font-weight-asian="bold" style:font-weight-complex="bold"/>
    </style:style>
    <style:style style:name="T25" style:family="text">
      <style:text-properties fo:font-variant="normal" fo:text-transform="none" fo:color="#4e443c" style:font-name="Helvetica" fo:letter-spacing="normal" fo:font-style="normal" fo:font-weight="bold" fo:background-color="transparent" style:font-name-asian="Helvetica" style:font-style-asian="normal" style:font-weight-asian="normal" style:font-weight-complex="bold"/>
    </style:style>
    <style:style style:name="T26" style:family="text">
      <style:text-properties fo:font-variant="normal" fo:text-transform="none" fo:color="#4e443c" fo:letter-spacing="normal" style:font-name-asian="Helvetica" style:font-size-asian="10.5pt" style:font-style-asian="normal" style:font-weight-asian="normal"/>
    </style:style>
    <style:style style:name="T27" style:family="text">
      <style:text-properties fo:font-variant="normal" fo:text-transform="none" fo:color="#4e443c" fo:letter-spacing="normal" style:font-name-asian="Helvetica" style:font-style-asian="normal" style:font-weight-asian="normal"/>
    </style:style>
    <style:style style:name="T28" style:family="text">
      <style:text-properties fo:font-variant="normal" fo:text-transform="none" fo:color="#4e443c" fo:letter-spacing="normal" fo:font-weight="bold" style:font-name-asian="DejaVu Sans" style:font-size-asian="10.5pt" style:font-style-asian="normal" style:font-weight-asian="bold" style:font-weight-complex="bold"/>
    </style:style>
    <style:style style:name="T29" style:family="text">
      <style:text-properties fo:font-variant="normal" fo:text-transform="none" fo:color="#4e443c" fo:letter-spacing="normal" fo:font-weight="bold" style:font-name-asian="DejaVu Sans" style:font-style-asian="normal" style:font-weight-asian="bold" style:font-weight-complex="bold"/>
    </style:style>
    <style:style style:name="T30" style:family="text">
      <style:text-properties fo:font-variant="normal" fo:text-transform="none" fo:color="#4e443c" fo:letter-spacing="normal" fo:font-weight="bold" style:font-name-asian="Helvetica" style:font-size-asian="10.5pt" style:font-style-asian="normal" style:font-weight-asian="normal" style:font-weight-complex="bold"/>
    </style:style>
    <style:style style:name="T31" style:family="text">
      <style:text-properties fo:font-variant="normal" fo:text-transform="none" fo:color="#4e443c" fo:letter-spacing="normal" fo:font-weight="bold" style:font-name-asian="Helvetica" style:font-style-asian="normal" style:font-weight-asian="normal" style:font-weight-complex="bold"/>
    </style:style>
    <style:style style:name="T32" style:family="text">
      <style:text-properties fo:font-variant="normal" fo:text-transform="none" fo:color="#4e443c" fo:letter-spacing="normal" fo:font-weight="bold" style:font-style-asian="normal" style:font-weight-asian="bold" style:font-weight-complex="bold"/>
    </style:style>
    <style:style style:name="T33" style:family="text">
      <style:text-properties fo:font-variant="normal" fo:text-transform="none" fo:color="#4e443c" fo:letter-spacing="normal" fo:font-weight="bold" style:font-style-asian="normal" style:font-weight-asian="normal" style:font-weight-complex="bold"/>
    </style:style>
    <style:style style:name="T34" style:family="text">
      <style:text-properties fo:font-variant="normal" fo:text-transform="none" fo:color="#4e443c" fo:letter-spacing="normal" fo:font-style="normal" fo:font-weight="normal"/>
    </style:style>
    <style:style style:name="T35" style:family="text">
      <style:text-properties fo:font-variant="normal" fo:text-transform="none" fo:color="#4e443c" fo:letter-spacing="normal" fo:font-style="normal" fo:font-weight="normal" fo:background-color="#f8f8f8" style:font-style-asian="normal" style:font-weight-asian="bold" style:font-weight-complex="bold"/>
    </style:style>
    <style:style style:name="T36" style:family="text">
      <style:text-properties fo:font-variant="normal" fo:text-transform="none" fo:color="#4e443c" fo:letter-spacing="normal" fo:font-style="normal" fo:font-weight="normal" style:font-style-asian="normal" style:font-weight-asian="bold" style:font-weight-complex="bold"/>
    </style:style>
    <style:style style:name="T37" style:family="text">
      <style:text-properties fo:font-variant="normal" fo:text-transform="none" fo:color="#4e443c" fo:letter-spacing="normal" fo:font-style="normal" fo:font-weight="normal" style:font-style-asian="normal" style:font-weight-asian="normal" style:font-weight-complex="bold"/>
    </style:style>
    <style:style style:name="T38" style:family="text">
      <style:text-properties fo:font-variant="normal" fo:text-transform="none" fo:color="#4e443c" fo:letter-spacing="normal" fo:font-style="normal" fo:font-weight="bold" style:font-style-asian="normal" style:font-weight-asian="bold" style:font-weight-complex="bold"/>
    </style:style>
    <style:style style:name="T39" style:family="text">
      <style:text-properties fo:font-variant="normal" fo:text-transform="none" fo:color="#4e443c" fo:letter-spacing="normal" fo:font-style="normal" fo:font-weight="bold" style:font-style-asian="normal" style:font-weight-asian="normal" style:font-weight-complex="bold"/>
    </style:style>
    <style:style style:name="T40" style:family="text">
      <style:text-properties fo:font-variant="normal" fo:text-transform="none" fo:color="#4e443c" fo:letter-spacing="normal" style:font-style-asian="normal" style:font-weight-asian="normal"/>
    </style:style>
    <style:style style:name="T41" style:family="text">
      <style:text-properties fo:font-variant="normal" fo:text-transform="none" fo:color="#4e443c" fo:font-size="10.5pt" fo:letter-spacing="normal" fo:font-style="normal" fo:font-weight="normal" fo:background-color="#f8f8f8" style:font-size-asian="10.5pt" style:font-style-asian="normal" style:font-weight-asian="bold" style:font-weight-complex="bold"/>
    </style:style>
    <style:style style:name="T42" style:family="text">
      <style:text-properties fo:font-variant="normal" fo:text-transform="none" fo:color="#4e443c" fo:font-size="10.5pt" fo:letter-spacing="normal" fo:font-style="normal" fo:font-weight="normal" fo:background-color="#f8f8f8" style:font-size-asian="10.5pt" style:font-style-asian="normal" style:font-weight-asian="bold" style:font-size-complex="10.5pt" style:font-weight-complex="bold"/>
    </style:style>
    <style:style style:name="T43" style:family="text">
      <style:text-properties fo:font-variant="normal" fo:text-transform="none" fo:color="#4e443c" fo:font-size="10.5pt" fo:letter-spacing="normal" fo:font-style="normal" fo:font-weight="normal" fo:background-color="#f8f8f8" style:font-size-asian="10.5pt" style:font-style-asian="normal" style:font-weight-asian="normal" style:font-size-complex="10.5pt" style:font-weight-complex="bold"/>
    </style:style>
    <style:style style:name="T44" style:family="text">
      <style:text-properties fo:font-variant="normal" fo:text-transform="none" fo:color="#4e443c" fo:font-size="10.5pt" fo:letter-spacing="normal" fo:font-style="normal" fo:font-weight="normal" style:font-size-asian="10.5pt" style:font-style-asian="normal" style:font-weight-asian="bold" style:font-size-complex="10.5pt" style:font-weight-complex="bold"/>
    </style:style>
    <style:style style:name="T45" style:family="text">
      <style:text-properties fo:font-variant="normal" fo:text-transform="none" fo:color="#4e443c" fo:font-size="10.5pt" fo:letter-spacing="normal" fo:font-style="normal" fo:font-weight="normal" style:font-size-asian="10.5pt" style:font-style-asian="normal" style:font-weight-asian="normal" style:font-size-complex="10.5pt" style:font-weight-complex="bold"/>
    </style:style>
    <style:style style:name="T46" style:family="text">
      <style:text-properties fo:font-variant="normal" fo:text-transform="none" fo:color="#4e443c" fo:font-size="10.5pt" fo:letter-spacing="normal" fo:font-style="normal" fo:font-weight="bold" style:font-size-asian="10.5pt" style:font-style-asian="normal" style:font-weight-asian="bold" style:font-size-complex="10.5pt" style:font-weight-complex="bold"/>
    </style:style>
    <style:style style:name="T47" style:family="text">
      <style:text-properties fo:font-variant="normal" fo:text-transform="none" fo:color="#4e443c" fo:font-size="10.5pt" fo:letter-spacing="normal" fo:font-style="normal" fo:font-weight="bold" style:font-size-asian="10.5pt" style:font-style-asian="normal" style:font-weight-asian="normal" style:font-size-complex="10.5pt" style:font-weight-complex="bold"/>
    </style:style>
    <style:style style:name="T48" style:family="text">
      <style:text-properties fo:font-variant="normal" fo:text-transform="none" fo:color="#4e443c" fo:font-size="10.5pt" fo:letter-spacing="normal" fo:font-style="normal" fo:font-weight="bold" fo:background-color="transparent" style:font-size-asian="10.5pt" style:font-style-asian="normal" style:font-weight-asian="normal" style:font-size-complex="10.5pt" style:font-weight-complex="bold"/>
    </style:style>
    <style:style style:name="T49" style:family="text">
      <style:text-properties fo:font-variant="normal" fo:text-transform="none" fo:color="#4e443c" fo:font-size="10.5pt" fo:letter-spacing="normal" fo:font-weight="bold" style:font-name-asian="DejaVu Sans" style:font-size-asian="10.5pt" style:font-style-asian="normal" style:font-weight-asian="bold" style:font-size-complex="10.5pt" style:font-weight-complex="bold"/>
    </style:style>
    <style:style style:name="T50" style:family="text">
      <style:text-properties fo:font-variant="normal" fo:text-transform="none" fo:color="#4e443c" fo:font-size="10.5pt" fo:letter-spacing="normal" fo:font-weight="bold" style:font-name-asian="Helvetica" style:font-size-asian="10.5pt" style:font-style-asian="normal" style:font-weight-asian="normal" style:font-size-complex="10.5pt" style:font-weight-complex="bold"/>
    </style:style>
    <style:style style:name="T51" style:family="text">
      <style:text-properties fo:font-variant="normal" fo:text-transform="none" fo:color="#4e443c" fo:font-size="10.5pt" fo:letter-spacing="normal" fo:font-weight="bold" style:font-size-asian="10.5pt" style:font-style-asian="normal" style:font-weight-asian="bold" style:font-size-complex="10.5pt" style:font-weight-complex="bold"/>
    </style:style>
    <style:style style:name="T52" style:family="text">
      <style:text-properties fo:font-variant="normal" fo:text-transform="none" fo:color="#4e443c" fo:font-size="10.5pt" fo:letter-spacing="normal" fo:font-weight="bold" style:font-size-asian="10.5pt" style:font-style-asian="normal" style:font-weight-asian="normal" style:font-size-complex="10.5pt" style:font-weight-complex="bold"/>
    </style:style>
    <style:style style:name="T53" style:family="text">
      <style:text-properties fo:font-variant="normal" fo:text-transform="none" fo:color="#4e443c" style:font-name="DejaVu Sans" fo:font-size="10.5pt" fo:letter-spacing="normal" fo:font-weight="bold" style:font-name-asian="DejaVu Sans" style:font-size-asian="10.5pt" style:font-style-asian="normal" style:font-weight-asian="bold" style:font-size-complex="10.5pt" style:font-weight-complex="bold"/>
    </style:style>
    <style:style style:name="T54" style:family="text">
      <style:text-properties fo:font-variant="normal" fo:text-transform="none" fo:color="#4e443c" style:font-name="DejaVu Sans" fo:font-size="10.5pt" fo:letter-spacing="normal" fo:font-weight="bold" style:font-name-asian="DejaVu Sans" style:font-size-asian="10.5pt" style:font-style-asian="normal" style:font-weight-asian="normal" style:font-size-complex="10.5pt" style:font-weight-complex="bold"/>
    </style:style>
    <style:style style:name="T55" style:family="text">
      <style:text-properties fo:font-variant="normal" fo:text-transform="none" fo:color="#4e443c" style:font-name="DejaVu Sans" fo:font-size="10.5pt" fo:letter-spacing="normal" fo:font-style="normal" fo:font-weight="normal" style:font-name-asian="DejaVu Sans" style:font-size-asian="10.5pt" style:font-style-asian="normal" style:font-weight-asian="bold" style:font-size-complex="10.5pt" style:font-weight-complex="bold"/>
    </style:style>
    <style:style style:name="T56" style:family="text">
      <style:text-properties fo:font-variant="normal" fo:text-transform="none" fo:color="#4e443c" style:font-name="DejaVu Sans" fo:font-size="10.5pt" fo:letter-spacing="normal" fo:font-style="normal" fo:font-weight="normal" style:font-name-asian="DejaVu Sans" style:font-size-asian="10.5pt" style:font-style-asian="normal" style:font-weight-asian="normal" style:font-size-complex="10.5pt" style:font-weight-complex="bold"/>
    </style:style>
    <style:style style:name="T57" style:family="text">
      <style:text-properties fo:font-variant="normal" fo:text-transform="none" fo:color="#4e443c" style:font-name="DejaVu Sans" fo:font-size="10.5pt" fo:letter-spacing="normal" fo:font-style="normal" fo:font-weight="normal" fo:background-color="#f8f8f8" style:font-name-asian="DejaVu Sans" style:font-size-asian="10.5pt" style:font-style-asian="normal" style:font-weight-asian="bold" style:font-size-complex="10.5pt" style:font-weight-complex="bold"/>
    </style:style>
    <style:style style:name="T58" style:family="text">
      <style:text-properties fo:font-variant="normal" fo:text-transform="none" fo:color="#4e443c" style:font-name="DejaVu Sans" fo:font-size="10.5pt" fo:letter-spacing="normal" fo:font-style="normal" fo:font-weight="normal" fo:background-color="#f8f8f8" style:font-name-asian="DejaVu Sans" style:font-size-asian="10.5pt" style:font-style-asian="normal" style:font-weight-asian="normal" style:font-size-complex="10.5pt" style:font-weight-complex="bold"/>
    </style:style>
    <style:style style:name="T59" style:family="text">
      <style:text-properties fo:font-variant="normal" fo:text-transform="none" fo:color="#4e443c" style:font-name="DejaVu Sans" fo:font-size="10.5pt" fo:letter-spacing="normal" fo:font-style="normal" fo:font-weight="bold" style:font-name-asian="DejaVu Sans" style:font-size-asian="10.5pt" style:font-style-asian="normal" style:font-weight-asian="bold" style:font-size-complex="10.5pt" style:font-weight-complex="bold"/>
    </style:style>
    <style:style style:name="T60" style:family="text">
      <style:text-properties fo:font-variant="normal" fo:text-transform="none" fo:color="#4e443c" style:font-name="DejaVu Sans" fo:font-size="10.5pt" fo:letter-spacing="normal" fo:font-style="normal" fo:font-weight="bold" style:font-name-asian="DejaVu Sans" style:font-size-asian="10.5pt" style:font-style-asian="normal" style:font-weight-asian="normal" style:font-size-complex="10.5pt" style:font-weight-complex="bold"/>
    </style:style>
    <style:style style:name="T61" style:family="text">
      <style:text-properties fo:font-variant="normal" fo:text-transform="none" fo:color="#4e443c" style:font-name="DejaVu Sans" fo:font-size="10.5pt" fo:letter-spacing="normal" fo:font-style="normal" fo:font-weight="bold" fo:background-color="transparent" style:font-name-asian="DejaVu Sans" style:font-size-asian="10.5pt" style:font-style-asian="normal" style:font-weight-asian="normal" style:font-size-complex="10.5pt" style:font-weight-complex="bold"/>
    </style:style>
    <style:style style:name="T62" style:family="text">
      <style:text-properties fo:font-variant="normal" fo:text-transform="none" fo:color="#4e443c" style:font-name="AR PL UKai CN" fo:font-size="10.5pt" fo:letter-spacing="normal" fo:font-weight="bold" style:font-name-asian="AR PL UKai CN" style:font-size-asian="10.5pt" style:font-style-asian="normal" style:font-weight-asian="bold" style:font-size-complex="10.5pt" style:font-weight-complex="bold"/>
    </style:style>
    <style:style style:name="T63" style:family="text">
      <style:text-properties fo:font-variant="normal" fo:text-transform="none" fo:color="#4e443c" style:font-name="AR PL UKai CN" fo:font-size="10.5pt" fo:letter-spacing="normal" fo:font-weight="bold" style:font-name-asian="AR PL UKai CN" style:font-size-asian="10.5pt" style:font-style-asian="normal" style:font-weight-asian="normal" style:font-size-complex="10.5pt" style:font-weight-complex="bold"/>
    </style:style>
    <style:style style:name="T64" style:family="text">
      <style:text-properties fo:font-variant="normal" fo:text-transform="none" fo:color="#4e443c" style:font-name="AR PL UKai CN" fo:font-size="10.5pt" fo:letter-spacing="normal" fo:font-style="normal" fo:font-weight="normal" style:font-name-asian="AR PL UKai CN" style:font-size-asian="10.5pt" style:font-style-asian="normal" style:font-weight-asian="bold" style:font-size-complex="10.5pt" style:font-weight-complex="bold"/>
    </style:style>
    <style:style style:name="T65" style:family="text">
      <style:text-properties fo:font-variant="normal" fo:text-transform="none" fo:color="#4e443c" style:font-name="AR PL UKai CN" fo:font-size="10.5pt" fo:letter-spacing="normal" fo:font-style="normal" fo:font-weight="normal" style:font-name-asian="AR PL UKai CN" style:font-size-asian="10.5pt" style:font-style-asian="normal" style:font-weight-asian="normal" style:font-size-complex="10.5pt" style:font-weight-complex="bold"/>
    </style:style>
    <style:style style:name="T66" style:family="text">
      <style:text-properties fo:font-variant="normal" fo:text-transform="none" fo:color="#4e443c" style:font-name="AR PL UKai CN" fo:font-size="10.5pt" fo:letter-spacing="normal" fo:font-style="normal" fo:font-weight="normal" fo:background-color="#f8f8f8" style:font-name-asian="AR PL UKai CN" style:font-size-asian="10.5pt" style:font-style-asian="normal" style:font-weight-asian="bold" style:font-size-complex="10.5pt" style:font-weight-complex="bold"/>
    </style:style>
    <style:style style:name="T67" style:family="text">
      <style:text-properties fo:font-variant="normal" fo:text-transform="none" fo:color="#4e443c" style:font-name="AR PL UKai CN" fo:font-size="10.5pt" fo:letter-spacing="normal" fo:font-style="normal" fo:font-weight="normal" fo:background-color="#f8f8f8" style:font-name-asian="AR PL UKai CN" style:font-size-asian="10.5pt" style:font-style-asian="normal" style:font-weight-asian="normal" style:font-size-complex="10.5pt" style:font-weight-complex="bold"/>
    </style:style>
    <style:style style:name="T68" style:family="text">
      <style:text-properties fo:font-variant="normal" fo:text-transform="none" fo:color="#4e443c" style:font-name="AR PL UKai CN" fo:font-size="10.5pt" fo:letter-spacing="normal" fo:font-style="normal" fo:font-weight="bold" style:font-name-asian="AR PL UKai CN" style:font-size-asian="10.5pt" style:font-style-asian="normal" style:font-weight-asian="bold" style:font-size-complex="10.5pt" style:font-weight-complex="bold"/>
    </style:style>
    <style:style style:name="T69" style:family="text">
      <style:text-properties fo:font-variant="normal" fo:text-transform="none" fo:color="#4e443c" style:font-name="AR PL UKai CN" fo:font-size="10.5pt" fo:letter-spacing="normal" fo:font-style="normal" fo:font-weight="bold" style:font-name-asian="AR PL UKai CN" style:font-size-asian="10.5pt" style:font-style-asian="normal" style:font-weight-asian="normal" style:font-size-complex="10.5pt" style:font-weight-complex="bold"/>
    </style:style>
    <style:style style:name="T70" style:family="text">
      <style:text-properties fo:font-variant="normal" fo:text-transform="none" fo:color="#4e443c" style:font-name="AR PL UKai CN" fo:font-size="10.5pt" fo:letter-spacing="normal" fo:font-style="normal" fo:font-weight="bold" fo:background-color="transparent" style:font-name-asian="AR PL UKai CN" style:font-size-asian="10.5pt" style:font-style-asian="normal" style:font-weight-asian="normal" style:font-size-complex="10.5pt" style:font-weight-complex="bold"/>
    </style:style>
    <style:style style:name="T71" style:family="text">
      <style:text-properties fo:font-variant="normal" fo:text-transform="none" fo:color="#4e443c" style:font-name="Garuda" fo:font-size="10.5pt" fo:letter-spacing="normal" fo:font-weight="bold" style:font-name-asian="Garuda" style:font-size-asian="10.5pt" style:font-style-asian="normal" style:font-weight-asian="bold" style:font-size-complex="10.5pt" style:font-weight-complex="bold"/>
    </style:style>
    <style:style style:name="T72" style:family="text">
      <style:text-properties fo:font-variant="normal" fo:text-transform="none" fo:color="#4e443c" style:font-name="Garuda" fo:font-size="10.5pt" fo:letter-spacing="normal" fo:font-weight="bold" style:font-name-asian="Garuda" style:font-size-asian="10.5pt" style:font-style-asian="normal" style:font-weight-asian="normal" style:font-size-complex="10.5pt" style:font-weight-complex="bold"/>
    </style:style>
    <style:style style:name="T73" style:family="text">
      <style:text-properties fo:font-variant="normal" fo:text-transform="none" fo:color="#4e443c" style:font-name="Garuda" fo:font-size="10.5pt" fo:letter-spacing="normal" fo:font-style="normal" fo:font-weight="normal" style:font-name-asian="Garuda" style:font-size-asian="10.5pt" style:font-style-asian="normal" style:font-weight-asian="bold" style:font-size-complex="10.5pt" style:font-weight-complex="bold"/>
    </style:style>
    <style:style style:name="T74" style:family="text">
      <style:text-properties fo:font-variant="normal" fo:text-transform="none" fo:color="#4e443c" style:font-name="Garuda" fo:font-size="10.5pt" fo:letter-spacing="normal" fo:font-style="normal" fo:font-weight="normal" style:font-name-asian="Garuda" style:font-size-asian="10.5pt" style:font-style-asian="normal" style:font-weight-asian="normal" style:font-size-complex="10.5pt" style:font-weight-complex="bold"/>
    </style:style>
    <style:style style:name="T75" style:family="text">
      <style:text-properties fo:font-variant="normal" fo:text-transform="none" fo:color="#4e443c" style:font-name="Garuda" fo:font-size="10.5pt" fo:letter-spacing="normal" fo:font-style="normal" fo:font-weight="normal" fo:background-color="#f8f8f8" style:font-name-asian="Garuda" style:font-size-asian="10.5pt" style:font-style-asian="normal" style:font-weight-asian="bold" style:font-size-complex="10.5pt" style:font-weight-complex="bold"/>
    </style:style>
    <style:style style:name="T76" style:family="text">
      <style:text-properties fo:font-variant="normal" fo:text-transform="none" fo:color="#4e443c" style:font-name="Garuda" fo:font-size="10.5pt" fo:letter-spacing="normal" fo:font-style="normal" fo:font-weight="normal" fo:background-color="#f8f8f8" style:font-name-asian="Garuda" style:font-size-asian="10.5pt" style:font-style-asian="normal" style:font-weight-asian="normal" style:font-size-complex="10.5pt" style:font-weight-complex="bold"/>
    </style:style>
    <style:style style:name="T77" style:family="text">
      <style:text-properties fo:font-variant="normal" fo:text-transform="none" fo:color="#4e443c" style:font-name="Garuda" fo:font-size="10.5pt" fo:letter-spacing="normal" fo:font-style="normal" fo:font-weight="bold" style:font-name-asian="Garuda" style:font-size-asian="10.5pt" style:font-style-asian="normal" style:font-weight-asian="bold" style:font-size-complex="10.5pt" style:font-weight-complex="bold"/>
    </style:style>
    <style:style style:name="T78" style:family="text">
      <style:text-properties fo:font-variant="normal" fo:text-transform="none" fo:color="#4e443c" style:font-name="Garuda" fo:font-size="10.5pt" fo:letter-spacing="normal" fo:font-style="normal" fo:font-weight="bold" style:font-name-asian="Garuda" style:font-size-asian="10.5pt" style:font-style-asian="normal" style:font-weight-asian="normal" style:font-size-complex="10.5pt" style:font-weight-complex="bold"/>
    </style:style>
    <style:style style:name="T79" style:family="text">
      <style:text-properties fo:font-variant="normal" fo:text-transform="none" fo:color="#4e443c" style:font-name="Garuda" fo:font-size="10.5pt" fo:letter-spacing="normal" fo:font-style="normal" fo:font-weight="bold" fo:background-color="transparent" style:font-name-asian="Garuda" style:font-size-asian="10.5pt" style:font-style-asian="normal" style:font-weight-asian="normal" style:font-size-complex="10.5pt" style:font-weight-complex="bold"/>
    </style:style>
    <style:style style:name="T80" style:family="text">
      <style:text-properties fo:font-variant="normal" fo:text-transform="none" fo:color="#4e443c" style:font-name="Courier 10 Pitch" fo:font-size="10.5pt" fo:letter-spacing="normal" fo:font-weight="bold" style:font-name-asian="Courier 10 Pitch" style:font-size-asian="10.5pt" style:font-style-asian="normal" style:font-weight-asian="bold" style:font-size-complex="10.5pt" style:font-weight-complex="bold"/>
    </style:style>
    <style:style style:name="T81" style:family="text">
      <style:text-properties fo:font-variant="normal" fo:text-transform="none" fo:color="#4e443c" style:font-name="Courier 10 Pitch" fo:font-size="10.5pt" fo:letter-spacing="normal" fo:font-weight="bold" style:font-name-asian="Courier 10 Pitch" style:font-size-asian="10.5pt" style:font-style-asian="normal" style:font-weight-asian="normal" style:font-size-complex="10.5pt" style:font-weight-complex="bold"/>
    </style:style>
    <style:style style:name="T82" style:family="text">
      <style:text-properties fo:font-variant="normal" fo:text-transform="none" fo:color="#4e443c" style:font-name="Courier 10 Pitch" fo:font-size="10.5pt" fo:letter-spacing="normal" fo:font-style="normal" fo:font-weight="normal" style:font-name-asian="Courier 10 Pitch" style:font-size-asian="10.5pt" style:font-style-asian="normal" style:font-weight-asian="bold" style:font-size-complex="10.5pt" style:font-weight-complex="bold"/>
    </style:style>
    <style:style style:name="T83" style:family="text">
      <style:text-properties fo:font-variant="normal" fo:text-transform="none" fo:color="#4e443c" style:font-name="Courier 10 Pitch" fo:font-size="10.5pt" fo:letter-spacing="normal" fo:font-style="normal" fo:font-weight="normal" style:font-name-asian="Courier 10 Pitch" style:font-size-asian="10.5pt" style:font-style-asian="normal" style:font-weight-asian="normal" style:font-size-complex="10.5pt" style:font-weight-complex="bold"/>
    </style:style>
    <style:style style:name="T84" style:family="text">
      <style:text-properties fo:font-variant="normal" fo:text-transform="none" fo:color="#4e443c" style:font-name="Courier 10 Pitch" fo:font-size="10.5pt" fo:letter-spacing="normal" fo:font-style="normal" fo:font-weight="normal" fo:background-color="#f8f8f8" style:font-name-asian="Courier 10 Pitch" style:font-size-asian="10.5pt" style:font-style-asian="normal" style:font-weight-asian="bold" style:font-size-complex="10.5pt" style:font-weight-complex="bold"/>
    </style:style>
    <style:style style:name="T85" style:family="text">
      <style:text-properties fo:font-variant="normal" fo:text-transform="none" fo:color="#4e443c" style:font-name="Courier 10 Pitch" fo:font-size="10.5pt" fo:letter-spacing="normal" fo:font-style="normal" fo:font-weight="normal" fo:background-color="#f8f8f8" style:font-name-asian="Courier 10 Pitch" style:font-size-asian="10.5pt" style:font-style-asian="normal" style:font-weight-asian="normal" style:font-size-complex="10.5pt" style:font-weight-complex="bold"/>
    </style:style>
    <style:style style:name="T86" style:family="text">
      <style:text-properties fo:font-variant="normal" fo:text-transform="none" fo:color="#4e443c" style:font-name="Courier 10 Pitch" fo:font-size="10.5pt" fo:letter-spacing="normal" fo:font-style="normal" fo:font-weight="bold" style:font-name-asian="Courier 10 Pitch" style:font-size-asian="10.5pt" style:font-style-asian="normal" style:font-weight-asian="bold" style:font-size-complex="10.5pt" style:font-weight-complex="bold"/>
    </style:style>
    <style:style style:name="T87" style:family="text">
      <style:text-properties fo:font-variant="normal" fo:text-transform="none" fo:color="#4e443c" style:font-name="Courier 10 Pitch" fo:font-size="10.5pt" fo:letter-spacing="normal" fo:font-style="normal" fo:font-weight="bold" style:font-name-asian="Courier 10 Pitch" style:font-size-asian="10.5pt" style:font-style-asian="normal" style:font-weight-asian="normal" style:font-size-complex="10.5pt" style:font-weight-complex="bold"/>
    </style:style>
    <style:style style:name="T88" style:family="text">
      <style:text-properties fo:font-variant="normal" fo:text-transform="none" fo:color="#4e443c" style:font-name="Courier 10 Pitch" fo:font-size="10.5pt" fo:letter-spacing="normal" fo:font-style="normal" fo:font-weight="bold" fo:background-color="transparent" style:font-name-asian="Courier 10 Pitch" style:font-size-asian="10.5pt" style:font-style-asian="normal" style:font-weight-asian="normal" style:font-size-complex="10.5pt" style:font-weight-complex="bold"/>
    </style:style>
    <style:style style:name="T89" style:family="text">
      <style:text-properties fo:font-variant="normal" fo:text-transform="none" fo:color="#4e443c" style:font-name="LKLUG" fo:font-size="10.5pt" fo:letter-spacing="normal" fo:font-weight="bold" style:font-name-asian="LKLUG" style:font-size-asian="10.5pt" style:font-style-asian="normal" style:font-weight-asian="bold" style:font-size-complex="10.5pt" style:font-weight-complex="bold"/>
    </style:style>
    <style:style style:name="T90" style:family="text">
      <style:text-properties fo:font-variant="normal" fo:text-transform="none" fo:color="#4e443c" style:font-name="LKLUG" fo:font-size="10.5pt" fo:letter-spacing="normal" fo:font-weight="bold" style:font-name-asian="LKLUG" style:font-size-asian="10.5pt" style:font-style-asian="normal" style:font-weight-asian="normal" style:font-size-complex="10.5pt" style:font-weight-complex="bold"/>
    </style:style>
    <style:style style:name="T91" style:family="text">
      <style:text-properties fo:font-variant="normal" fo:text-transform="none" fo:color="#4e443c" style:font-name="LKLUG" fo:font-size="10.5pt" fo:letter-spacing="normal" fo:font-style="normal" fo:font-weight="normal" style:font-name-asian="LKLUG" style:font-size-asian="10.5pt" style:font-style-asian="normal" style:font-weight-asian="bold" style:font-size-complex="10.5pt" style:font-weight-complex="bold"/>
    </style:style>
    <style:style style:name="T92" style:family="text">
      <style:text-properties fo:font-variant="normal" fo:text-transform="none" fo:color="#4e443c" style:font-name="LKLUG" fo:font-size="10.5pt" fo:letter-spacing="normal" fo:font-style="normal" fo:font-weight="normal" style:font-name-asian="LKLUG" style:font-size-asian="10.5pt" style:font-style-asian="normal" style:font-weight-asian="normal" style:font-size-complex="10.5pt" style:font-weight-complex="bold"/>
    </style:style>
    <style:style style:name="T93" style:family="text">
      <style:text-properties fo:font-variant="normal" fo:text-transform="none" fo:color="#4e443c" style:font-name="LKLUG" fo:font-size="10.5pt" fo:letter-spacing="normal" fo:font-style="normal" fo:font-weight="normal" fo:background-color="#f8f8f8" style:font-name-asian="LKLUG" style:font-size-asian="10.5pt" style:font-style-asian="normal" style:font-weight-asian="bold" style:font-size-complex="10.5pt" style:font-weight-complex="bold"/>
    </style:style>
    <style:style style:name="T94" style:family="text">
      <style:text-properties fo:font-variant="normal" fo:text-transform="none" fo:color="#4e443c" style:font-name="LKLUG" fo:font-size="10.5pt" fo:letter-spacing="normal" fo:font-style="normal" fo:font-weight="normal" fo:background-color="#f8f8f8" style:font-name-asian="LKLUG" style:font-size-asian="10.5pt" style:font-style-asian="normal" style:font-weight-asian="normal" style:font-size-complex="10.5pt" style:font-weight-complex="bold"/>
    </style:style>
    <style:style style:name="T95" style:family="text">
      <style:text-properties fo:font-variant="normal" fo:text-transform="none" fo:color="#4e443c" style:font-name="LKLUG" fo:font-size="10.5pt" fo:letter-spacing="normal" fo:font-style="normal" fo:font-weight="bold" style:font-name-asian="LKLUG" style:font-size-asian="10.5pt" style:font-style-asian="normal" style:font-weight-asian="bold" style:font-size-complex="10.5pt" style:font-weight-complex="bold"/>
    </style:style>
    <style:style style:name="T96" style:family="text">
      <style:text-properties fo:font-variant="normal" fo:text-transform="none" fo:color="#4e443c" style:font-name="LKLUG" fo:font-size="10.5pt" fo:letter-spacing="normal" fo:font-style="normal" fo:font-weight="bold" style:font-name-asian="LKLUG" style:font-size-asian="10.5pt" style:font-style-asian="normal" style:font-weight-asian="normal" style:font-size-complex="10.5pt" style:font-weight-complex="bold"/>
    </style:style>
    <style:style style:name="T97" style:family="text">
      <style:text-properties fo:font-variant="normal" fo:text-transform="none" fo:color="#4e443c" style:font-name="LKLUG" fo:font-size="10.5pt" fo:letter-spacing="normal" fo:font-style="normal" fo:font-weight="bold" fo:background-color="transparent" style:font-name-asian="LKLUG" style:font-size-asian="10.5pt" style:font-style-asian="normal" style:font-weight-asian="normal" style:font-size-complex="10.5pt" style:font-weight-complex="bold"/>
    </style:style>
    <style:style style:name="T98" style:family="text">
      <style:text-properties style:font-weight-asian="bold"/>
    </style:style>
    <style:style style:name="T99" style:family="text">
      <style:text-properties fo:font-style="normal" fo:font-weight="bold"/>
    </style:style>
    <style:style style:name="T100" style:family="text">
      <style:text-properties fo:font-style="normal" fo:font-weight="normal"/>
    </style:style>
    <style:style style:name="T101" style:family="text">
      <style:text-properties style:font-style-asian="normal" style:font-weight-asian="bold"/>
    </style:style>
    <style:style style:name="T102" style:family="text">
      <style:text-properties style:font-style-asian="normal" style:font-weight-asian="normal"/>
    </style:style>
    <style:style style:name="T103" style:family="text">
      <style:text-properties style:font-name="Arial"/>
    </style:style>
    <style:style style:name="T104" style:family="text">
      <style:text-properties style:font-name="Arial" fo:font-style="normal" fo:font-weight="bold"/>
    </style:style>
    <style:style style:name="T105" style:family="text">
      <style:text-properties style:font-name="Arial" fo:font-style="normal" fo:font-weight="normal"/>
    </style:style>
    <style:style style:name="T106" style:family="text">
      <style:text-properties style:font-name="Arial" fo:font-size="12pt"/>
    </style:style>
    <style:style style:name="T107" style:family="text">
      <style:text-properties style:font-name="Arial" fo:font-size="12pt" fo:font-style="normal" fo:font-weight="bold"/>
    </style:style>
    <style:style style:name="T108" style:family="text">
      <style:text-properties style:font-name="Arial" fo:font-size="12pt" fo:font-style="normal" fo:font-weight="normal"/>
    </style:style>
    <style:style style:name="T109" style:family="text">
      <style:text-properties style:font-name-asian="Arial"/>
    </style:style>
    <style:style style:name="T110" style:family="text">
      <style:text-properties style:font-name-asian="Arial" style:font-style-asian="normal" style:font-weight-asian="bold"/>
    </style:style>
    <style:style style:name="T111" style:family="text">
      <style:text-properties style:font-name-asian="Arial" style:font-style-asian="normal" style:font-weight-asian="normal"/>
    </style:style>
    <style:style style:name="T112" style:family="text">
      <style:text-properties style:font-name-asian="Arial" style:font-size-asian="9pt"/>
    </style:style>
    <style:style style:name="T113" style:family="text">
      <style:text-properties style:font-name-asian="Arial" style:font-size-asian="9pt" style:font-style-asian="normal" style:font-weight-asian="bold"/>
    </style:style>
    <style:style style:name="T114" style:family="text">
      <style:text-properties style:font-name-asian="Arial" style:font-size-asian="9pt" style:font-style-asian="normal" style:font-weight-asian="normal"/>
    </style:style>
    <style:style style:name="T115" style:family="text">
      <style:text-properties style:font-name="Helvetica1" fo:font-style="normal" fo:font-weight="normal"/>
    </style:style>
    <style:style style:name="T116" style:family="text">
      <style:text-properties style:font-name="Helvetica1" fo:font-size="12pt" fo:font-style="normal" fo:font-weight="normal"/>
    </style:style>
    <style:style style:name="T117" style:family="text">
      <style:text-properties style:font-name-asian="Helvetica1" style:font-style-asian="normal" style:font-weight-asian="normal"/>
    </style:style>
    <style:style style:name="T118" style:family="text">
      <style:text-properties style:font-name-asian="Helvetica1" style:font-size-asian="9pt" style:font-style-asian="normal" style:font-weight-asian="normal"/>
    </style:style>
    <style:style style:name="T119" style:family="text">
      <style:text-properties fo:font-size="10.5pt" style:font-size-asian="10.5pt" style:font-size-complex="10.5pt"/>
    </style:style>
    <style:style style:name="T120" style:family="text">
      <style:text-properties style:font-name="DejaVu Sans" fo:font-size="10.5pt" style:font-name-asian="DejaVu Sans" style:font-size-asian="10.5pt" style:font-size-complex="10.5pt"/>
    </style:style>
    <style:style style:name="T121" style:family="text">
      <style:text-properties style:font-name="AR PL UKai CN" fo:font-size="10.5pt" style:font-name-asian="AR PL UKai CN" style:font-size-asian="10.5pt" style:font-size-complex="10.5pt"/>
    </style:style>
    <style:style style:name="T122" style:family="text">
      <style:text-properties style:font-name="Garuda" fo:font-size="10.5pt" style:font-name-asian="Garuda" style:font-size-asian="10.5pt" style:font-size-complex="10.5pt"/>
    </style:style>
    <style:style style:name="T123" style:family="text">
      <style:text-properties style:font-name="Courier 10 Pitch" fo:font-size="10.5pt" style:font-name-asian="Courier 10 Pitch" style:font-size-asian="10.5pt" style:font-size-complex="10.5pt"/>
    </style:style>
    <style:style style:name="T124" style:family="text">
      <style:text-properties style:font-name="LKLUG" fo:font-size="10.5pt" style:font-name-asian="LKLUG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、起步</text:p>
      <text:p text:style-name="P7">1.1、版本控制</text:p>
      <text:p text:style-name="P7"><text:s text:c="9"/>本地版本控制---rcs,其工作原理基本为保存并管理文件补丁</text:p>
      <text:p text:style-name="P7"><text:s text:c="9"/>集中化的版本控制---cvs,subversion,perforce</text:p>
      <text:p text:style-name="P7"><text:s text:c="9"/>分布式版本控制---git,mercurial,bazaar,darcs</text:p>
      <text:p text:style-name="P7">1.2、Git简史</text:p>
      <text:p text:style-name="P7">1.3、Git基础</text:p>
      <text:p text:style-name="P7"><text:s text:c="9"/>直接记录快照，而非差异比较。<text:span text:style-name="T34">Git </text:span><text:span text:style-name="T40">只关心文件数据的整体是否发生变化，而大多数其他系统则只关心文件内容的具体差异</text:span></text:p>
      <text:p text:style-name="P7"><text:span text:style-name="T40"><text:s text:c="13"/></text:span><text:span text:style-name="T32">几乎所有操作都是本地执行。</text:span></text:p>
      <text:p text:style-name="P7"><text:span text:style-name="T32"><text:s text:c="9"/>时刻保持数据完整性。</text:span><text:span text:style-name="T33">在保存到 </text:span><text:span text:style-name="T36">Git </text:span><text:span text:style-name="T33">之前，所有数据都要进行内容的校验和（</text:span><text:span text:style-name="T36">checksum</text:span><text:span text:style-name="T33">）计算，并将此结果作为数据的唯一标识和索引。</text:span></text:p>
      <text:p text:style-name="P1"><text:s text:c="9"/>多数操作仅添加数据。</text:p>
      <text:p text:style-name="P7"><text:span text:style-name="T32"><text:s text:c="9"/>文件的三种状态。</text:span><text:span text:style-name="T33">对于任何一个文件，在 </text:span><text:span text:style-name="T36">Git </text:span><text:span text:style-name="T33">内都只有三种状态：已提交（</text:span><text:span text:style-name="T36">committed</text:span><text:span text:style-name="T33">），已修改（</text:span><text:span text:style-name="T36">modified</text:span><text:span text:style-name="T33">）和已暂存（</text:span><text:span text:style-name="T36">staged</text:span><text:span text:style-name="T33">）。已提交表示该文件已经被安全地保存在本地数据库中了；已修改表示修改了某个文件，但还没有提交保存；已暂存表示把已修改的文件放在下次提交时要保存的清单中。</text:span></text:p>
      <text:p text:style-name="P10"><text:span text:style-name="T89"><text:s text:c="9"/></text:span><text:span text:style-name="T90">每个项目都有一个 </text:span><text:span text:style-name="T91">Git </text:span><text:span text:style-name="T90">目录（译注：如果 </text:span><text:span text:style-name="Source_20_Text"><text:span text:style-name="T93">git clone</text:span></text:span><text:span text:style-name="T89"> </text:span><text:span text:style-name="T90">出来的话，就是其中 </text:span><text:span text:style-name="Source_20_Text"><text:span text:style-name="T93">.git</text:span></text:span><text:span text:style-name="T89"> </text:span><text:span text:style-name="T90">的目录；如果 </text:span><text:span text:style-name="Source_20_Text"><text:span text:style-name="T93">git clone --bare</text:span></text:span><text:span text:style-name="T89"> </text:span><text:span text:style-name="T90">的话，新建的目录本身就是 </text:span><text:span text:style-name="T91">Git </text:span><text:span text:style-name="T90">目录。），它是 </text:span><text:span text:style-name="T91">Git </text:span><text:span text:style-name="T90">用来保存元数据和对象数据库的地方。该目录非常重要，每次克隆镜像仓库的时候，实际拷贝的就是这个目录里面的数据。</text:span></text:p>
      <text:p text:style-name="P8"><text:span text:style-name="T32"><text:s text:c="9"/></text:span><text:span text:style-name="T33">基本的 </text:span><text:span text:style-name="T36">Git </text:span><text:span text:style-name="T33">工作流程如下：</text:span></text:p>
      <text:p text:style-name="P8"><text:span text:style-name="T33"><text:s text:c="47"/></text:span><text:span text:style-name="T40">在工作目录中修改某些文件。</text:span></text:p>
      <text:p text:style-name="P2"><text:s text:c="47"/>对修改后的文件进行快照，然后保存到暂存区域。</text:p>
      <text:p text:style-name="P8"><text:span text:style-name="T40"><text:s text:c="47"/>提交更新，将保存在暂存区域的文件快照永久转储到 </text:span><text:span text:style-name="T34">Git </text:span><text:span text:style-name="T40">目录中。</text:span></text:p>
      <text:p text:style-name="P1">1.4、安装Git</text:p>
      <text:p text:style-name="P1"><text:s text:c="8"/></text:p>
      <text:p text:style-name="P1"><text:s text:c="8"/>yum系统上（centos/fedora）,apt-get系统上(debian体系)</text:p>
      <text:p text:style-name="P1">1.5、初次运行Git前的配置</text:p>
      <text:p text:style-name="P7"><text:span text:style-name="T32"><text:s text:c="9"/></text:span><text:span text:style-name="T33">一般在新的系统上，我们都需要先配置下自己的 </text:span><text:span text:style-name="T36">Git </text:span><text:span text:style-name="T33">工作环境。配置工作只需一次，以后</text:span><text:soft-page-break/><text:span text:style-name="T33">升级时还会沿用现在的配置。当然，如果需要，你随时可以用相同的命令修改已有的配置。</text:span></text:p>
      <text:p text:style-name="P7"><text:span text:style-name="T32"><text:s text:c="9"/></text:span><text:span text:style-name="T38">git config-----</text:span><text:span text:style-name="T39">专门用来配置或读取相应的工作环境变量。而正是由这些环境变量，决定了 </text:span><text:span text:style-name="T36">Git </text:span><text:span text:style-name="T39">在各个环节的具体工作方式和行为。这些变量可以存放在以下三个不同的地方：</text:span></text:p>
      <text:p text:style-name="P10"><text:span text:style-name="T95"><text:s text:c="10"/></text:span><text:span text:style-name="Source_20_Text"><text:span text:style-name="T93">/etc/gitconfig</text:span></text:span><text:span text:style-name="T91"> </text:span><text:span text:style-name="T96">文件：系统中对所有用户都普遍适用的配置。若使用 </text:span><text:span text:style-name="Source_20_Text"><text:span text:style-name="T93">git config</text:span></text:span><text:span text:style-name="T91"> </text:span><text:span text:style-name="T96">时用 </text:span><text:span text:style-name="Source_20_Text"><text:span text:style-name="T93">--system</text:span></text:span><text:span text:style-name="T91"> </text:span><text:span text:style-name="T96">选项，读写的就是这个文件。</text:span></text:p>
      <text:p text:style-name="P10"><text:span text:style-name="T95"><text:s text:c="9"/></text:span><text:span text:style-name="Source_20_Text"><text:span text:style-name="T93">~/.gitconfig</text:span></text:span><text:span text:style-name="T91"> </text:span><text:span text:style-name="T96">文件：用户目录下的配置文件只适用于该用户。若使用 </text:span><text:span text:style-name="Source_20_Text"><text:span text:style-name="T93">git config</text:span></text:span><text:span text:style-name="T91"> </text:span><text:span text:style-name="T96">时用 </text:span><text:span text:style-name="Source_20_Text"><text:span text:style-name="T93">--global</text:span></text:span><text:span text:style-name="T91"> </text:span><text:span text:style-name="T96">选项，读写的就是这个文件。</text:span></text:p>
      <text:p text:style-name="P10"><text:span text:style-name="T96"><text:s text:c="13"/>当前项目的 </text:span><text:span text:style-name="T92">git </text:span><text:span text:style-name="T96">目录中的配置文件（也就是工作目录中的 </text:span><text:span text:style-name="Source_20_Text"><text:span text:style-name="T94">.git/config</text:span></text:span><text:span text:style-name="T92"> </text:span><text:span text:style-name="T96">文件）：这里的配置仅仅针对当前项目有效。每一个级别的配置都会覆盖上层的相同配置，所以 </text:span><text:span text:style-name="Source_20_Text"><text:span text:style-name="T94">.git/config</text:span></text:span><text:span text:style-name="T92"> </text:span><text:span text:style-name="T96">里的配置会覆盖 </text:span><text:span text:style-name="Source_20_Text"><text:span text:style-name="T94">/etc/gitconfig</text:span></text:span><text:span text:style-name="T92"> </text:span><text:span text:style-name="T96">中的同名变量。</text:span></text:p>
      <text:p text:style-name="P7"><text:span text:style-name="T39"><text:s text:c="13"/></text:span><text:span text:style-name="T38">用户信息</text:span></text:p>
      <text:p text:style-name="P7"><text:span text:style-name="T39"><text:s text:c="13"/>第一个要配置的是你个人的用户名称和电子邮件地址。这两条配置很重要，每次 </text:span><text:span text:style-name="T37">Git </text:span><text:span text:style-name="T39">提交时都会引用这两条信息，说明是谁提交了更新，所以会随更新内容一起被永久纳入历史记录：</text:span></text:p>
      <text:p text:style-name="P10"><text:span text:style-name="Source_20_Text"><text:span text:style-name="T97"><text:s text:c="23"/>git config --global user.name “jiangqinhong”</text:span></text:span></text:p>
      <text:p text:style-name="P10"><text:span text:style-name="T95"><text:s text:c="15"/>git config --global user.email </text:span><text:a xlink:type="simple" xlink:href="mailto:mylivejiang@163.com"><text:span text:style-name="T124">mylivejiang@163.com</text:span></text:a></text:p>
      <text:p text:style-name="P3"><text:s text:c="8"/>文本编辑器</text:p>
      <text:p text:style-name="P9"><text:span text:style-name="T38"><text:s text:c="9"/></text:span><text:span text:style-name="T36">Git </text:span><text:span text:style-name="T39">需要你输入一些额外消息的时候，会自动调用一个外部文本编辑器给你用。默认会使用操作系统指定的默认编辑器，一般可能会是 </text:span><text:span text:style-name="T36">Vi </text:span><text:span text:style-name="T39">或者 </text:span><text:span text:style-name="T36">Vim</text:span><text:span text:style-name="T39">。我比较喜欢vim</text:span></text:p>
      <text:p text:style-name="P5"><text:s text:c="23"/>git config --global core.editor vim</text:p>
      <text:p text:style-name="P9"><text:span text:style-name="T39"><text:s text:c="12"/></text:span><text:span text:style-name="T38"><text:s/>差异分析工具</text:span></text:p>
      <text:p text:style-name="P4"><text:s text:c="9"/>查看配置信息</text:p>
      <text:p text:style-name="P4"><text:s text:c="16"/>git config --list <text:s text:c="3"/>/ <text:s text:c="3"/>git config user.name <text:s/>..etc</text:p>
      <text:p text:style-name="P4"/>
      <text:p text:style-name="P3"><text:s text:c="9"/>获取帮助</text:p>
      <text:p text:style-name="P3"><text:s text:c="16"/>linux下最直接的当然是求助于男人(man)了: man git-&lt;verb&gt;</text:p>
      <text:p text:style-name="P3"><text:s text:c="16"/>还可以：git help &lt;verb&gt;</text:p>
      <text:p text:style-name="P3"><text:s text:c="16"/>或者： git &lt;verb&gt; --help</text:p>
      <text:p text:style-name="P11">Git 基础</text:p>
      <text:p text:style-name="P13"><text:span text:style-name="T102">本章学习</text:span><text:span text:style-name="T100">git</text:span><text:span text:style-name="T102">的一些基本操作，对于不求甚解的来说，这章过后基本的命令已经够用了。</text:span></text:p>
      <text:p text:style-name="P13"><text:span text:style-name="T101">一、</text:span><text:span text:style-name="T99">Git</text:span><text:span text:style-name="T101">仓库的获取</text:span></text:p>
      <text:p text:style-name="P13"><text:soft-page-break/><text:span text:style-name="T102">有两种方法，一种是在现存目录下，通过导入所有文件来创建新的</text:span><text:span text:style-name="T100">Git</text:span><text:span text:style-name="T102">仓库；另一种是从已有的</text:span><text:span text:style-name="T100">Git</text:span><text:span text:style-name="T102">仓库中克隆。</text:span></text:p>
      <text:p text:style-name="P13"><text:span text:style-name="T101">要对现有的某个项目实行</text:span><text:span text:style-name="T99">Git</text:span><text:span text:style-name="T101">管理</text:span></text:p>
      <text:p text:style-name="P13"><text:span text:style-name="T102">只需在此仓库下执行</text:span><text:span text:style-name="T100">:</text:span></text:p>
      <text:p text:style-name="P17">git init</text:p>
      <text:p text:style-name="P13"><text:span text:style-name="T102">这时在目录下会出现一个</text:span><text:span text:style-name="T100">.git</text:span><text:span text:style-name="T102">的目录，可能会好奇没有看到，</text:span><text:span text:style-name="T100">linux</text:span><text:span text:style-name="T102">下执行</text:span><text:span text:style-name="T100">ls -l</text:span><text:span text:style-name="T102">就可以看到，这个目录是隐藏的。将当前目录下想要纳入版本控制的文件，使用：</text:span></text:p>
      <text:p text:style-name="P13"><text:span text:style-name="T100">git add &lt;</text:span><text:span text:style-name="T102">文件名</text:span><text:span text:style-name="T100">&gt;</text:span></text:p>
      <text:p text:style-name="P15">都添加后使用命令：</text:p>
      <text:p text:style-name="P13"><text:span text:style-name="T100">git commit -m"</text:span><text:span text:style-name="T102">添加的备注</text:span><text:span text:style-name="T100">"</text:span></text:p>
      <text:p text:style-name="P15">就可以提交了。</text:p>
      <text:p text:style-name="P16">从现有的仓库克隆</text:p>
      <text:p text:style-name="P15">使用：</text:p>
      <text:p text:style-name="P17">git clone [url]</text:p>
      <text:p text:style-name="P13"><text:span text:style-name="T102">其中</text:span><text:span text:style-name="T100">url</text:span><text:span text:style-name="T102">是你要克隆的仓库的</text:span><text:span text:style-name="T100">url,</text:span><text:span text:style-name="T102">在网页上每个仓库的右下端都会有一个</text:span><text:span text:style-name="T100">HTTPS clone url, </text:span><text:span text:style-name="T102">利用它你便可以克隆一个这个仓库了。如果克隆的时候想指明项目目录的名字，在</text:span><text:span text:style-name="T100">url</text:span><text:span text:style-name="T102">后面加上名字即可</text:span></text:p>
      <text:h text:style-name="P19" text:outline-level="3">二、记录每次更新到仓库</text:h>
      <text:p text:style-name="P13"><text:span text:style-name="T102">通过上面的两步操作之一以后，我们已经拥有一个真实的</text:span><text:span text:style-name="T100">git</text:span><text:span text:style-name="T102">仓库，并且也有了很多可以工作的文件。那么下面我们要做的就是进行自己的工作，然后把这些工作更新提交了。</text:span></text:p>
      <text:p text:style-name="P13"><text:span text:style-name="T102">首先我们要明白的是工作目录中的文件只有两种状态：已跟踪或未跟踪。已跟踪的文件是指快照中拥有它们的记录，意思是它们以前就存在于版本控制中，而它们现在可能的状态是未更新，已修改或者已放入暂存区。其它所有文件都属于未跟踪文件，它们既没有快照也没有在暂存区。在编辑过某些文件后它们会被标记为已修改。对于未跟踪的文件，我们使用</text:span><text:span text:style-name="T100">add</text:span><text:span text:style-name="T102">命令可以使得其状态改变为被跟踪，在下次提交时它们便会被提交。下面是这些文件状态的变化周期：</text:span></text:p>
      <text:p text:style-name="P16">检查当前文件状态</text:p>
      <text:p text:style-name="P15">使用：</text:p>
      <text:p text:style-name="P17"><text:soft-page-break/>git status</text:p>
      <text:p text:style-name="P13"><text:span text:style-name="T102">命令可以查看当前的文件状态，它们显示出已被修改过的文件</text:span><text:span text:style-name="T100">(</text:span><text:span text:style-name="T102">需要</text:span><text:span text:style-name="T100">commit</text:span><text:span text:style-name="T102">的</text:span><text:span text:style-name="T100">)</text:span><text:span text:style-name="T102">以及没被跟踪的文件</text:span><text:span text:style-name="T100">(</text:span><text:span text:style-name="T102">命令还会温馨的提示你使用</text:span><text:span text:style-name="T100">git add</text:span><text:span text:style-name="T102">来添加</text:span><text:span text:style-name="T100">)</text:span><text:span text:style-name="T102">。同时它还会显示当前的分支</text:span><text:span text:style-name="T100">(</text:span><text:span text:style-name="T102">默认是</text:span><text:span text:style-name="T100">master</text:span><text:span text:style-name="T102">，新版本中貌似有</text:span><text:span text:style-name="T100">simple</text:span><text:span text:style-name="T102">选项</text:span><text:span text:style-name="T100">)</text:span></text:p>
      <text:p text:style-name="P15">那么我们想要<text:span text:style-name="T98">跟踪一个新文件</text:span>，可以使用：</text:p>
      <text:p text:style-name="P13"><text:span text:style-name="T100">git add &lt;</text:span><text:span text:style-name="T102">文件名</text:span><text:span text:style-name="T100">&gt;</text:span></text:p>
      <text:p text:style-name="P13"><text:span text:style-name="T102">这样它便会被跟踪了，使用</text:span><text:span text:style-name="T100">git status</text:span><text:span text:style-name="T102">查看也会观察到确实发生了变化，它已经处于暂存状态了呢。</text:span><text:span text:style-name="T100">git add</text:span><text:span text:style-name="T102">后面也可以接目录，接目录的话就表示会递归的跟踪该目录下文件。那么从这样看来</text:span><text:span text:style-name="T100">git add</text:span><text:span text:style-name="T102">的意思就是把一个文件放入暂存区的意思呢！</text:span></text:p>
      <text:p text:style-name="P16">暂存已修改的文件</text:p>
      <text:p text:style-name="P13"><text:span text:style-name="T102">同样如果我们修改了一个文件，那么运行</text:span><text:span text:style-name="T100">git status</text:span><text:span text:style-name="T102">会出现</text:span><text:span text:style-name="T100">changes not staged for commit</text:span><text:span text:style-name="T102">的解释，它的意思是说下面的这些文件已经修改了，但是还没有加入暂存区。怎么做呢？还是使用 </text:span><text:span text:style-name="T100">git add</text:span><text:span text:style-name="T102">命令。可以看到它是一个多功能的命令。除此之外，还能用于合并时把有冲突的文件标记为已解决。</text:span></text:p>
      <text:p text:style-name="P13"><text:span text:style-name="T102">注意一个细节，如果此时你又修改了该文件，需要再次使用</text:span><text:span text:style-name="T100">git add</text:span><text:span text:style-name="T102">，否则</text:span><text:span text:style-name="T100">git</text:span><text:span text:style-name="T102">最终提交的是你上一次修改后的文件。</text:span></text:p>
      <text:p text:style-name="P16">忽略某些文件</text:p>
      <text:p text:style-name="P13"><text:span text:style-name="T102">如果有写文件你想让一些文件不出现管理中，可以通过创建一个</text:span><text:span text:style-name="T100">.gitignore</text:span><text:span text:style-name="T102">来实现。它的格式规范是：</text:span></text:p>
      <text:p text:style-name="P13"><text:span text:style-name="T100">1</text:span><text:span text:style-name="T102">、所有空行或者以注释符号</text:span><text:span text:style-name="T100">#</text:span><text:span text:style-name="T102">开头的行都会被忽略</text:span></text:p>
      <text:p text:style-name="P13"><text:span text:style-name="T100">2</text:span><text:span text:style-name="T102">、使用</text:span><text:span text:style-name="T100">glob</text:span><text:span text:style-name="T102">模式匹配</text:span><text:span text:style-name="T100">(</text:span><text:span text:style-name="T102">即</text:span><text:span text:style-name="T100">shell</text:span><text:span text:style-name="T102">所使用的简化的正则表达式，</text:span><text:span text:style-name="T100">*</text:span><text:span text:style-name="T102">表示匹配零个或多个字符，</text:span><text:span text:style-name="T100">[abc]</text:span><text:span text:style-name="T102">匹配放括号中的任何一个字符，？匹配任意一个字符，</text:span><text:span text:style-name="T100">[]</text:span><text:span text:style-name="T102">中使用</text:span><text:span text:style-name="T100">-</text:span><text:span text:style-name="T102">表示匹配这两个之间的选项</text:span><text:span text:style-name="T100">)</text:span></text:p>
      <text:p text:style-name="P13"><text:span text:style-name="T100">3</text:span><text:span text:style-name="T102">、最后跟</text:span><text:span text:style-name="T100">/</text:span><text:span text:style-name="T102">说明要忽略的是目录</text:span></text:p>
      <text:p text:style-name="P13"><text:span text:style-name="T100">4</text:span><text:span text:style-name="T102">、！表示取反，即制定模式外的都会被忽略</text:span></text:p>
      <text:p text:style-name="P16">查看已暂存和未暂存的跟新</text:p>
      <text:p text:style-name="P13"><text:span text:style-name="T102">还有一个比</text:span><text:span text:style-name="T100">git status</text:span><text:span text:style-name="T102">更详细的命令：</text:span></text:p>
      <text:p text:style-name="P17">git status</text:p>
      <text:p text:style-name="P15">它会指出当前做的哪些更新还没有暂存，哪些已经暂存起来准备下次提交</text:p>
      <text:p text:style-name="P17">git diff</text:p>
      <text:p text:style-name="P17"><text:soft-page-break/>diff --git a/name b/name</text:p>
      <text:p text:style-name="P15">它会比较这两个已暂存和未暂存文件的差异</text:p>
      <text:p text:style-name="P13"><text:span text:style-name="T102">要查看已经暂存起来的和上次提交时的快照之间的差异可以用</text:span><text:span text:style-name="T100">:</text:span></text:p>
      <text:p text:style-name="P17">git diff --cached</text:p>
      <text:p text:style-name="P17">diff --git a/name b/name</text:p>
      <text:p text:style-name="P15">或者</text:p>
      <text:p text:style-name="P17">git diff --staged</text:p>
      <text:p text:style-name="P17">diff --git a/name b/name</text:p>
      <text:p text:style-name="P16">提交更新</text:p>
      <text:p text:style-name="P13"><text:span text:style-name="T102">好了现在我们暂存区域已经准备妥当，可以提交更新了，注意提交前用</text:span><text:span text:style-name="T100">git status</text:span><text:span text:style-name="T102">查看一下还有哪些没有</text:span><text:span text:style-name="T100">git add</text:span><text:span text:style-name="T102">过，否则</text:span><text:span text:style-name="T100">git </text:span><text:span text:style-name="T102">不会记录这些没有暂存的变化的。</text:span></text:p>
      <text:p text:style-name="P15">使用：</text:p>
      <text:p text:style-name="P17">git commit</text:p>
      <text:p text:style-name="P13"><text:span text:style-name="T102">提交，这时一般会启动文本编辑器让你输入此次的提交说明。一般是</text:span><text:span text:style-name="T100">vim</text:span><text:span text:style-name="T102">或者</text:span><text:span text:style-name="T100">emacs</text:span><text:span text:style-name="T102">吧。如果不想打开文本编辑器，可以用</text:span></text:p>
      <text:p text:style-name="P13"><text:span text:style-name="T100">git commit -m"</text:span><text:span text:style-name="T102">想要写的内容</text:span><text:span text:style-name="T100">"</text:span></text:p>
      <text:p text:style-name="P15">来进行你的操作。</text:p>
      <text:p text:style-name="P13"><text:span text:style-name="T102">提交后它会告诉你当前是在哪个分支提交的，本次提交的</text:span><text:span text:style-name="T100">SHA-1</text:span><text:span text:style-name="T102">校验和是什么，以及有多少文件修改过，多少行修改和删除过。每次提交都是对暂存区做一个快照，以后可以回到这个状态或者进行一次比较。</text:span></text:p>
      <text:p text:style-name="P16">跳过使用暂存区</text:p>
      <text:p text:style-name="P13"><text:span text:style-name="T102">如果不想一一使用</text:span><text:span text:style-name="T100">add</text:span><text:span text:style-name="T102">可以用命令：</text:span></text:p>
      <text:p text:style-name="P13"><text:span text:style-name="T100">git commit -a -m"</text:span><text:span text:style-name="T102">说明</text:span><text:span text:style-name="T100">"</text:span></text:p>
      <text:p text:style-name="P15">它会自动把所有已跟踪过的文件暂存起来并一起提交</text:p>
      <text:p text:style-name="P16">移除文件</text:p>
      <text:p text:style-name="P13"><text:span text:style-name="T102">如果想要从</text:span><text:span text:style-name="T100">git</text:span><text:span text:style-name="T102">目录中移除某个文件，就必须要在暂存区中也移除。使用：</text:span></text:p>
      <text:p text:style-name="P13"><text:span text:style-name="T100">git rm </text:span><text:span text:style-name="T102">文件名</text:span></text:p>
      <text:p text:style-name="P13"><text:soft-page-break/><text:span text:style-name="T102">可以达到这个目的，如果只是手工的从工作目录中删除了这个文件的话，它并不会改变暂存区操作，使用</text:span><text:span text:style-name="T100">git status</text:span><text:span text:style-name="T102">还会提醒你使用</text:span><text:span text:style-name="T100">git rm</text:span></text:p>
      <text:p text:style-name="P13"><text:span text:style-name="T102">当然如果这个文件你之前修改过，并已经</text:span><text:span text:style-name="T100">add</text:span><text:span text:style-name="T102">到暂存区，就要使用</text:span><text:span text:style-name="T100">-f </text:span><text:span text:style-name="T102">选项来强制删除。</text:span></text:p>
      <text:p text:style-name="P15">如果我们只想删除暂存区中的文件，而不想删除本地的文件怎么办呢？使用：</text:p>
      <text:p text:style-name="P13"><text:span text:style-name="T100">git rm --cached </text:span><text:span text:style-name="T102">文件名</text:span></text:p>
      <text:p text:style-name="P13"><text:span text:style-name="T102">即可。也可以列出文件或者目录的名字，比如：</text:span><text:span text:style-name="T100">git rm log/\*.log</text:span><text:span text:style-name="T102">。注意</text:span><text:span text:style-name="T100">*</text:span><text:span text:style-name="T102">之前有</text:span><text:span text:style-name="T100">\</text:span><text:span text:style-name="T102">，这个命令会删除</text:span><text:span text:style-name="T100">log</text:span><text:span text:style-name="T102">文件夹下所有</text:span><text:span text:style-name="T100">.log</text:span><text:span text:style-name="T102">文件，又比如</text:span><text:span text:style-name="T100">:git rm \*~</text:span><text:span text:style-name="T102">会删除当前目录以及子目录中所有～结尾的文件</text:span></text:p>
      <text:p text:style-name="P16">移动文件</text:p>
      <text:p text:style-name="P17">git mv name1 name2</text:p>
      <text:p text:style-name="P13"><text:span text:style-name="T102">可以将文件由</text:span><text:span text:style-name="T100">name1</text:span><text:span text:style-name="T102">改名为</text:span><text:span text:style-name="T100">name2</text:span><text:span text:style-name="T102">，它其实相当于三条命令</text:span></text:p>
      <text:p text:style-name="P16">查看提交历史</text:p>
      <text:p text:style-name="P13"><text:span text:style-name="T102">使用</text:span><text:span text:style-name="T100">:</text:span></text:p>
      <text:p text:style-name="P17">git log</text:p>
      <text:p text:style-name="P14"><text:span text:style-name="T102">如果不使用任何参数，那么它会按照时间序列出所有的更新，最近的排在最上面。</text:span></text:p>
      <text:p text:style-name="P14"><text:span text:style-name="T102">在后面使用</text:span><text:span text:style-name="T100">-p</text:span><text:span text:style-name="T102">则会展开显示每次提交的具体内容差异，用</text:span><text:span text:style-name="T100">-2</text:span><text:span text:style-name="T102">则仅会显示最近两次的更新。使用</text:span><text:span text:style-name="T100">--stat</text:span><text:span text:style-name="T102">显示简要的增改行数统计</text:span></text:p>
      <text:p text:style-name="P18"/>
      <text:p text:style-name="P18"/>
      <text:p text:style-name="P18"/>
      <text:p text:style-name="P18"/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1" svg:font-family="Helvetica, arial, freesans, clean, sans-serif, 'Segoe UI Emoji', 'Segoe UI Symbol'"/>
    <style:font-face style:name="Helvetica" svg:font-family="Helvetica, 'microsoft yahei'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AR PL UMing CN" svg:font-family="'AR PL UMing CN'" style:font-family-generic="roman" style:font-pitch="variable"/>
    <style:font-face style:name="AR PL UKai CN" svg:font-family="'AR PL UKai CN'" style:font-family-generic="swiss" style:font-pitch="variable"/>
    <style:font-face style:name="Courier 10 Pitch" svg:font-family="'Courier 10 Pitch'" style:font-family-generic="swiss" style:font-pitch="variable"/>
    <style:font-face style:name="DejaVu Sans" svg:font-family="'DejaVu Sans'" style:font-family-generic="swiss" style:font-pitch="variable"/>
    <style:font-face style:name="Garuda" svg:font-family="Garuda" style:font-family-generic="swiss" style:font-pitch="variable"/>
    <style:font-face style:name="LKLUG" svg:font-family="LKLUG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 PL UMing CN" fo:font-family="'AR PL UMing CN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jiang </meta:initial-creator>
    <meta:creation-date>2014-08-21T23:03:49.500964573</meta:creation-date>
    <dc:date>2014-08-22T22:49:16.573408936</dc:date>
    <dc:creator>livejiang </dc:creator>
    <meta:editing-duration>PT53M35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6" meta:paragraph-count="117" meta:word-count="3091" meta:character-count="4583" meta:non-whitespace-character-count="3926"/>
  </office:meta>
</office:document-meta>
</file>